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EntryManager.map2Attributes( 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EntryManag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DAPEntryManag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DAPEntryManager.attributes2Map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EntryManager.find( String cntx , Map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DAPEntryManager.modify( String name , int mod_op , Map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APEntryManager.find( Map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ntryManage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DAPEntryManager.namingEnumeration2Map( NamingEnumeration enum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EntryManager.create( String name , Map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DAPEntryManager.parameterize(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DAPEntryManager.get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